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Display G" fo:font-size="20pt" officeooo:rsid="000aa731" officeooo:paragraph-rsid="000aa731" style:font-size-asian="20pt" style:font-size-complex="20pt"/>
    </style:style>
    <style:style style:name="P2" style:family="paragraph" style:parent-style-name="Standard">
      <style:paragraph-properties fo:text-align="center" style:justify-single-word="false"/>
      <style:text-properties style:font-name="Linux Libertine Display G" fo:font-size="20pt" officeooo:rsid="000aa731" officeooo:paragraph-rsid="000aa731" style:font-size-asian="20pt" style:font-size-complex="20pt"/>
    </style:style>
    <style:style style:name="P3" style:family="paragraph" style:parent-style-name="Standard">
      <style:text-properties style:font-name="Linux Libertine Display G" fo:font-size="12pt" officeooo:rsid="000aa731" officeooo:paragraph-rsid="000aa731" style:font-size-asian="10.5pt" style:font-size-complex="12pt"/>
    </style:style>
    <style:style style:name="P4" style:family="paragraph" style:parent-style-name="Standard">
      <style:text-properties style:font-name="Linux Libertine Display G" fo:font-size="12pt" officeooo:rsid="000febe7" officeooo:paragraph-rsid="000febe7" style:font-size-asian="10.5pt" style:font-size-complex="12pt"/>
    </style:style>
    <style:style style:name="P5" style:family="paragraph" style:parent-style-name="Standard">
      <style:text-properties style:font-name="Linux Libertine Display G" fo:font-size="12pt" officeooo:rsid="000febe7" officeooo:paragraph-rsid="0012be72" style:font-size-asian="10.5pt" style:font-size-complex="12pt"/>
    </style:style>
    <style:style style:name="P6" style:family="paragraph" style:parent-style-name="Standard">
      <style:paragraph-properties fo:break-before="page"/>
      <style:text-properties style:font-name="Linux Libertine Display G" fo:font-size="12pt" officeooo:rsid="000febe7" officeooo:paragraph-rsid="000febe7" style:font-size-asian="10.5pt" style:font-size-complex="12pt"/>
    </style:style>
    <style:style style:name="P7" style:family="paragraph" style:parent-style-name="Standard">
      <style:text-properties style:font-name="Linux Libertine Display G" fo:font-size="12pt" officeooo:rsid="000febe7" officeooo:paragraph-rsid="0012be72" style:font-size-asian="10.5pt" style:font-size-complex="12pt"/>
    </style:style>
    <style:style style:name="P8" style:family="paragraph" style:parent-style-name="Standard">
      <style:text-properties style:font-name="Linux Libertine Display G" fo:font-size="12pt" officeooo:rsid="000dffc4" officeooo:paragraph-rsid="000dffc4" style:font-size-asian="10.5pt" style:font-size-complex="12pt"/>
    </style:style>
    <style:style style:name="P9" style:family="paragraph" style:parent-style-name="Standard">
      <style:text-properties style:font-name="Linux Libertine Display G" fo:font-size="12pt" officeooo:rsid="0015fa7e" officeooo:paragraph-rsid="0015fa7e" style:font-size-asian="10.5pt" style:font-size-complex="12pt"/>
    </style:style>
    <style:style style:name="P10" style:family="paragraph" style:parent-style-name="Standard" style:list-style-name="L1">
      <style:text-properties style:font-name="Linux Libertine Display G" fo:font-size="12pt" officeooo:rsid="0015fa7e" officeooo:paragraph-rsid="0015fa7e" style:font-size-asian="10.5pt" style:font-size-complex="12pt"/>
    </style:style>
    <style:style style:name="P11" style:family="paragraph" style:parent-style-name="Standard" style:list-style-name="L1">
      <style:text-properties style:font-name="Linux Libertine Display G" fo:font-size="12pt" officeooo:rsid="0015fec7" officeooo:paragraph-rsid="0015fec7" style:font-size-asian="10.5pt" style:font-size-complex="12pt"/>
    </style:style>
    <style:style style:name="P12" style:family="paragraph" style:parent-style-name="Standard" style:list-style-name="L1">
      <style:text-properties style:font-name="Linux Libertine Display G" fo:font-size="12pt" officeooo:rsid="00179712" officeooo:paragraph-rsid="00179712" style:font-size-asian="10.5pt" style:font-size-complex="12pt"/>
    </style:style>
    <style:style style:name="P13" style:family="paragraph" style:parent-style-name="Standard">
      <style:text-properties officeooo:paragraph-rsid="0012be72"/>
    </style:style>
    <style:style style:name="P14" style:family="paragraph" style:parent-style-name="Standard">
      <style:paragraph-properties fo:break-before="page"/>
      <style:text-properties style:font-name="Linux Libertine Display G" fo:font-size="12pt" officeooo:rsid="0015fa7e" officeooo:paragraph-rsid="0015fa7e" style:font-size-asian="10.5pt" style:font-size-complex="12pt"/>
    </style:style>
    <style:style style:name="T1" style:family="text">
      <style:text-properties officeooo:rsid="000b65f0"/>
    </style:style>
    <style:style style:name="T2" style:family="text">
      <style:text-properties officeooo:rsid="000febe7"/>
    </style:style>
    <style:style style:name="T3" style:family="text">
      <style:text-properties officeooo:rsid="0011db90"/>
    </style:style>
    <style:style style:name="T4" style:family="text">
      <style:text-properties officeooo:rsid="0012b690"/>
    </style:style>
    <style:style style:name="T5" style:family="text">
      <style:text-properties fo:font-weight="bold" style:font-weight-asian="bold" style:font-weight-complex="bold"/>
    </style:style>
    <style:style style:name="T6" style:family="text">
      <style:text-properties fo:font-weight="bold" officeooo:rsid="0012be72" style:font-weight-asian="bold" style:font-weight-complex="bold"/>
    </style:style>
    <style:style style:name="T7" style:family="text">
      <style:text-properties fo:font-weight="bold" officeooo:rsid="0011db90" style:font-weight-asian="bold" style:font-weight-complex="bold"/>
    </style:style>
    <style:style style:name="T8" style:family="text">
      <style:text-properties fo:font-weight="bold" officeooo:rsid="0012b690" style:font-weight-asian="bold" style:font-weight-complex="bold"/>
    </style:style>
    <style:style style:name="T9" style:family="text">
      <style:text-properties officeooo:rsid="0012be72"/>
    </style:style>
    <style:style style:name="T10" style:family="text">
      <style:text-properties style:font-name="Linux Libertine Display G" fo:font-size="12pt" officeooo:rsid="000aa731" style:font-size-asian="10.5pt" style:font-size-complex="12pt"/>
    </style:style>
    <style:style style:name="T11" style:family="text">
      <style:text-properties style:font-name="Linux Libertine Display G" fo:font-size="12pt" officeooo:rsid="0012be72" style:font-size-asian="10.5pt" style:font-size-complex="12pt"/>
    </style:style>
    <style:style style:name="T12" style:family="text">
      <style:text-properties style:font-name="Linux Libertine Display G" fo:font-size="12pt" officeooo:rsid="000febe7" style:font-size-asian="10.5pt" style:font-size-complex="12pt"/>
    </style:style>
    <style:style style:name="T13" style:family="text">
      <style:text-properties style:font-name="Linux Libertine Display G" fo:font-size="12pt" officeooo:rsid="0015f23b" style:font-size-asian="10.5pt" style:font-size-complex="12pt"/>
    </style:style>
    <style:style style:name="T14" style:family="text">
      <style:text-properties style:font-name="Linux Libertine Display G" fo:font-size="12pt" officeooo:rsid="0015fa7e" style:font-size-asian="10.5pt" style:font-size-complex="12pt"/>
    </style:style>
    <style:style style:name="T15" style:family="text">
      <style:text-properties style:font-name="Linux Libertine Display G" fo:font-size="12pt" fo:font-weight="bold" officeooo:rsid="000aa731" style:font-size-asian="10.5pt" style:font-weight-asian="bold" style:font-size-complex="12pt" style:font-weight-complex="bold"/>
    </style:style>
    <style:style style:name="T16" style:family="text">
      <style:text-properties style:font-name="Linux Libertine Display G" fo:font-size="12pt" fo:font-weight="bold" officeooo:rsid="000febe7" style:font-size-asian="10.5pt" style:font-weight-asian="bold" style:font-size-complex="12pt" style:font-weight-complex="bold"/>
    </style:style>
    <style:style style:name="T17" style:family="text">
      <style:text-properties officeooo:rsid="0015fec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 filtre de Kalman : Recherches &amp; Analyses</text:p>
      <text:p text:style-name="P1"/>
      <text:p text:style-name="P3">Soit un état représentant les paramètres que l’on souhaite déterminer d’un objet en déplacement.</text:p>
      <text:p text:style-name="P13"><text:span text:style-name="T10">Le filtre de Kalman est un procédé récursif se servant des </text:span><text:span text:style-name="T15">mesures de </text:span><text:span text:style-name="T16">l’</text:span><text:span text:style-name="T15">observatio</text:span><text:span text:style-name="T16">n</text:span><text:span text:style-name="T15"> précédent</text:span><text:span text:style-name="T16">e</text:span><text:span text:style-name="T10"> et de </text:span><text:span text:style-name="T15">l’estimation</text:span><text:span text:style-name="T10"> </text:span><text:span text:style-name="T11">de l’état </text:span><text:span text:style-name="T10">par le filtre </text:span><text:span text:style-name="T12">pour fournir le p</text:span><text:span text:style-name="T13">rochain état</text:span><text:span text:style-name="T12"> probable de l’objet en mouvement.</text:span><text:span text:style-name="T10"> En effet, le </text:span><text:span text:style-name="T15">gain de Kalman </text:span><text:span text:style-name="T10">joue le rôle d’un coefficient permettant d’attribuer plus d’importance </text:span><text:span text:style-name="T12">à</text:span><text:span text:style-name="T10"> </text:span><text:span text:style-name="T12">l’</text:span><text:span text:style-name="T10">observation ou </text:span><text:span text:style-name="T12">à</text:span><text:span text:style-name="T10"> </text:span><text:span text:style-name="T12">l’</text:span><text:span text:style-name="T10">estimation </text:span><text:span text:style-name="T11">selon leur vraisemblance avec l’évolution du système</text:span><text:span text:style-name="T10">. Par exemple, si une donnée très corrompue </text:span><text:span text:style-name="T11">a</text:span><text:span text:style-name="T10"> été observée au milieu d’autres données standards alors le gain de Kalman ne donnera que très peu d’impact à cette valeur sur le modèle.</text:span></text:p>
      <text:p text:style-name="P5">Maintenant que le fonctionnement grossier du filtre est compris, rentrons dans les détails.</text:p>
      <text:p text:style-name="P3"/>
      <text:p text:style-name="P5"><text:tab/>Pour débuter le filtre de Kalman, il faut avant tout être en p<text:span text:style-name="T3">ossession</text:span> des <text:span text:style-name="T5">informations théoriques liées aux incertitudes</text:span> <text:span text:style-name="T9">(</text:span> <text:span text:style-name="T9">qui représenteront les éléments diagonaux de la matrice de covariance de l’erreur de l’état estimé pour chaque paramètre de l’état) mais aussi d’un </text:span><text:span text:style-name="T6">état initial</text:span>. <text:span text:style-name="T3">L’état initial contient les valeurs initiales de chacun des paramètres que l’on souhaite observer. Dans notre cas, ce sera la position sur les axes X et Y et la vitesse associée. </text:span></text:p>
      <text:p text:style-name="P4"/>
      <text:p text:style-name="P4"><text:tab/><text:span text:style-name="T3">En partant de notre état initial, nous allons essayer de </text:span><text:span text:style-name="T7">prédire le prochain état du système</text:span><text:span text:style-name="T3"> dans un laps de temps pré-définie (</text:span><text:span text:style-name="T3"><draw:frame draw:style-name="fr1" draw:name="Objet3" text:anchor-type="as-char" svg:y="-0.377cm" svg:width="0.792cm" svg:height="0.467cm" draw:z-index="2"><draw:object xlink:href="./Object 3" xlink:type="simple" xlink:show="embed" xlink:actuate="onLoad"/><draw:image xlink:href="./ObjectReplacements/Object 3" xlink:type="simple" xlink:show="embed" xlink:actuate="onLoad"/></draw:frame></text:span><text:span text:style-name="T3">) qui sera évidemment assez court pour que les rectifications de trajectoire du véhicule soient moins directes permettant un mouvement plus fluide. Dans le même intervalle, on </text:span><text:span text:style-name="T7">prédira l’évolution de la matrice de covariance des erreurs</text:span><text:span text:style-name="T3"> en fonction des mouvements du système.</text:span></text:p>
      <text:p text:style-name="P4"/>
      <text:p text:style-name="P4"><text:tab/><text:span text:style-name="T3">Une fois ces deux prédictions faites, nous allons </text:span><text:span text:style-name="T7">calculer le gain de Kalman</text:span><text:span text:style-name="T3"> qui est représenté par une matrice diagonale dont chaque terme diagonal est compris entre 0 et 1 selon à quel point un paramètre influence le système. Plus on est proche de 1, et plus le paramètre influence le système ( inversement vers 0 ). Faisons maintenant une </text:span><text:span text:style-name="T7">observation de l’état courant</text:span><text:span text:style-name="T3"> ( après</text:span><text:span text:style-name="T3"><draw:frame draw:style-name="fr1" draw:name="Objet4" text:anchor-type="as-char" svg:y="-0.377cm" svg:width="0.792cm" svg:height="0.467cm" draw:z-index="3"><draw:object xlink:href="./Object 4" xlink:type="simple" xlink:show="embed" xlink:actuate="onLoad"/><draw:image xlink:href="./ObjectReplacements/Object 4" xlink:type="simple" xlink:show="embed" xlink:actuate="onLoad"/><svg:desc>formule</svg:desc></draw:frame></text:span><text:span text:style-name="T3">secondes suivant l’état précédent ) que l’on garde en mémoire.</text:span></text:p>
      <text:p text:style-name="P4"/>
      <text:p text:style-name="P4"><text:tab/><text:span text:style-name="T4">On peut maintenant </text:span><text:span text:style-name="T8">calculer l’état « réel »</text:span><text:span text:style-name="T4"> du système car le filtre de Kalman s’occupera de donner de l’importance à chaque paramètre ou pas. Cet état est renvoyé comme étant le plus proche de la réalité en prenant en compte l’observation et l’évolution théorique qu’aurait du avoir le système.</text:span></text:p>
      <text:p text:style-name="P4"/>
      <text:p text:style-name="P4"><text:tab/><text:span text:style-name="T4">Enfin, pour terminer l’itération, on </text:span><text:span text:style-name="T8">met à jour la matrice de covariance de l’erreur de l’état estimé</text:span><text:span text:style-name="T4"> dont les éléments diagonaux sont sensés converger vers 0 au fur et à mesure des itérations, preuve de la bonne convergence du filtrage de Kalman.</text:span></text:p>
      <text:p text:style-name="P4"/>
      <text:p text:style-name="P4"><text:tab/><text:span text:style-name="T4">On </text:span><text:span text:style-name="T8">répète ce processus</text:span><text:span text:style-name="T4"> en considérant le nouvel état calculé comme étant le précédent jusqu’à obtenir une précision que l’on considère comme suffisante mais cette méthode </text:span><text:span text:style-name="T8">converge très rapidement</text:span><text:span text:style-name="T4"> sur des systèmes réels qui restent peu souvent chaotiques ( ie les données observées peuvent être bruitées mais suivent une logique régie par les lois physiques de notre monde). </text:span></text:p>
      <text:p text:style-name="P6"/>
      <text:p text:style-name="P3">Dans notre cas, nous sommes dans un espace à 2D où l’on veut pouvoir être capable de déterminer la position du véhicule ( x, y ) et la vélocité sur chacun de ces axes ( Vx, Vy ). <text:span text:style-name="T1">Il faudra donc partir d’un état Xo = (xo, yo, Vxo, Vyo) que l’on veut voir converger vers les valeurs réelles du véhicule dont on suit le déplacement. On sait par ailleurs que notre système peut en fait se modéliser grâce aux équations horaires dans le cas de mouvements uni/bidimensionnel non uniformément accélérés. </text:span></text:p>
      <text:p text:style-name="P8">L’accélération n’est donc pas constante ( et dépendra des commandes reçues ) par la voiture autonome, <text:span text:style-name="T2">la vitesse se calculera ainsi </text:span><text:span text:style-name="T2"><draw:frame draw:style-name="fr1" draw:name="Objet1" text:anchor-type="as-char" svg:y="-0.377cm" svg:width="4.623cm" svg:height="0.531cm" draw:z-index="0"><draw:object xlink:href="./Object 1" xlink:type="simple" xlink:show="embed" xlink:actuate="onLoad"/><draw:image xlink:href="./ObjectReplacements/Object 1" xlink:type="simple" xlink:show="embed" xlink:actuate="onLoad"/></draw:frame></text:span><text:span text:style-name="T2">et enfin la position pourra être déterminée par l’équation </text:span><text:span text:style-name="T2"><draw:frame draw:style-name="fr1" draw:name="Objet2" text:anchor-type="as-char" svg:y="-0.619cm" svg:width="8.35cm" svg:height="0.998cm" draw:z-index="1"><draw:object xlink:href="./Object 2" xlink:type="simple" xlink:show="embed" xlink:actuate="onLoad"/><draw:image xlink:href="./ObjectReplacements/Object 2" xlink:type="simple" xlink:show="embed" xlink:actuate="onLoad"/></draw:frame></text:span><text:span text:style-name="T2">. Il ne reste plus qu’à adapter ces équations à un système matriciel et contextualiser lors de la réunion du 17.01 avec vous les dimensions du projets.</text:span></text:p>
      <text:p text:style-name="P8"/>
      <text:p text:style-name="P8"/>
      <text:p text:style-name="P9"/>
      <text:p text:style-name="P14">Questions :</text:p>
      <text:p text:style-name="P9"/>
      <text:list xml:id="list524959932" text:style-name="L1">
        <text:list-item>
          <text:p text:style-name="P11">Langage de programmation : confirmez-vous Python 3 ?</text:p>
        </text:list-item>
        <text:list-item>
          <text:p text:style-name="P11">Filtre de Kalman : validez-vous nos recherches ci-dessus ?</text:p>
        </text:list-item>
        <text:list-item>
          <text:p text:style-name="P11">Contraintes sur les caméras : budget, connexion avec PC ?</text:p>
        </text:list-item>
        <text:list-item>
          <text:p text:style-name="P11">Reconnaissance des véhicules : apprentissage profond ?</text:p>
        </text:list-item>
        <text:list-item>
          <text:p text:style-name="P10">Concernant le circuit : est-il créé ? Toujours les mêmes dimensions (~ 2,5x2,5 m) ? <text:span text:style-name="T17">Disponible durant les tests ?</text:span></text:p>
        </text:list-item>
        <text:list-item>
          <text:p text:style-name="P11">Objectifs : quels sont vos objectifs concrets ? Qu’attendez-vous de nous ?</text:p>
        </text:list-item>
        <text:list-item>
          <text:p text:style-name="P11">A-t-on un lien particulier avec les autres groupes intervenant dans le projet général ?</text:p>
        </text:list-item>
        <text:list-item>
          <text:p text:style-name="P12">Nous avons envisagé des réunions récurrentes pour valider l’avancement du projet. Seriez-vous d’accord de prévoir des réunions avec environ 2 semaines d’intervalle. <text: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4T15:06:20.129000000</meta:creation-date>
    <dc:date>2020-01-15T09:42:52.686000000</dc:date>
    <meta:editing-duration>PT9M2S</meta:editing-duration>
    <meta:editing-cycles>4</meta:editing-cycles>
    <meta:generator>LibreOffice/6.3.2.2$Windows_X86_64 LibreOffice_project/98b30e735bda24bc04ab42594c85f7fd8be07b9c</meta:generator>
    <meta:document-statistic meta:table-count="0" meta:image-count="0" meta:object-count="4" meta:page-count="3" meta:paragraph-count="21" meta:word-count="752" meta:character-count="4549" meta:non-whitespace-character-count="3815"/>
  </office:meta>
</office:document-meta>
</file>

<file path=Object 1/content.xml><?xml version="1.0" encoding="utf-8"?>
<math xmlns="http://www.w3.org/1998/Math/MathML" display="block">
  <semantics>
    <mrow>
      <msub>
        <mi>V</mi>
        <mi>k</mi>
      </msub>
      <mo stretchy="false">=</mo>
      <mrow>
        <mrow>
          <msub>
            <mi>a</mi>
            <mrow>
              <mi>k</mi>
              <mo stretchy="false">−</mo>
              <mn>1</mn>
            </mrow>
          </msub>
          <mo stretchy="false">×</mo>
          <mrow>
            <mo fence="true" stretchy="false">(</mo>
            <mrow>
              <mrow>
                <msub>
                  <mi>t</mi>
                  <mi>k</mi>
                </msub>
                <mo stretchy="false">−</mo>
                <msub>
                  <mi>t</mi>
                  <mrow>
                    <mi>k</mi>
                    <mo stretchy="false">−</mo>
                    <mn>1</mn>
                  </mrow>
                </msub>
              </mrow>
            </mrow>
            <mo fence="true" stretchy="false">)</mo>
          </mrow>
        </mrow>
        <mo stretchy="false">+</mo>
        <msub>
          <mi>V</mi>
          <mrow>
            <mi>k</mi>
            <mo stretchy="false">−</mo>
            <mn>1</mn>
          </mrow>
        </msub>
      </mrow>
    </mrow>
    <annotation encoding="StarMath 5.0">V_{k} = a_{k-1} times ( t_{k} - t_{k-1} ) + V_{ k-1
 }</annotation>
  </semantics>
</math>
</file>

<file path=Object 2/content.xml><?xml version="1.0" encoding="utf-8"?>
<math xmlns="http://www.w3.org/1998/Math/MathML" display="block">
  <semantics>
    <mrow>
      <msub>
        <mi>X</mi>
        <mi>k</mi>
      </msub>
      <mo stretchy="false">=</mo>
      <mrow>
        <msub>
          <mi>X</mi>
          <mrow>
            <mi>k</mi>
            <mo stretchy="false">−</mo>
            <mn>1</mn>
          </mrow>
        </msub>
        <mo stretchy="false">+</mo>
        <mrow>
          <msub>
            <mi>V</mi>
            <mrow>
              <mi>k</mi>
              <mo stretchy="false">−</mo>
              <mn>1</mn>
            </mrow>
          </msub>
          <mo stretchy="false">×</mo>
          <mrow>
            <mo fence="true" stretchy="false">(</mo>
            <mrow>
              <mrow>
                <msub>
                  <mi>t</mi>
                  <mi>k</mi>
                </msub>
                <mo stretchy="false">−</mo>
                <msub>
                  <mi>t</mi>
                  <mrow>
                    <mi>k</mi>
                    <mo stretchy="false">−</mo>
                    <mn>1</mn>
                  </mrow>
                </msub>
              </mrow>
            </mrow>
            <mo fence="true" stretchy="false">)</mo>
          </mrow>
        </mrow>
        <mo stretchy="false">+</mo>
        <mrow>
          <mfrac>
            <mn>1</mn>
            <mn>2</mn>
          </mfrac>
          <mo stretchy="false">×</mo>
          <msub>
            <mi>a</mi>
            <mrow>
              <mi>k</mi>
              <mo stretchy="false">−</mo>
              <mn>1</mn>
            </mrow>
          </msub>
          <mo stretchy="false">×</mo>
          <msup>
            <mrow>
              <mo fence="true" stretchy="false">(</mo>
              <mrow>
                <mrow>
                  <msub>
                    <mi>t</mi>
                    <mi>k</mi>
                  </msub>
                  <mo stretchy="false">−</mo>
                  <msub>
                    <mi>t</mi>
                    <mrow>
                      <mi>k</mi>
                      <mo stretchy="false">−</mo>
                      <mn>1</mn>
                    </mrow>
                  </msub>
                </mrow>
              </mrow>
              <mo fence="true" stretchy="false">)</mo>
            </mrow>
            <mn>2</mn>
          </msup>
        </mrow>
      </mrow>
    </mrow>
    <annotation encoding="StarMath 5.0">X_{k} = X_{ k-1 } + V_{ k-1 } times (  t_{k} - t_{k-1} ) + {1} over {2}  times a_{k-1} times ( t_{k} - t_{k-1} ) ^{2}</annotation>
  </semantics>
</math>
</file>

<file path=Object 3/content.xml><?xml version="1.0" encoding="utf-8"?>
<math xmlns="http://www.w3.org/1998/Math/MathML" display="block">
  <semantics>
    <mrow>
      <mo stretchy="false">∇</mo>
      <mi>t</mi>
    </mrow>
    <annotation encoding="StarMath 5.0">nabla t</annotation>
  </semantics>
</math>
</file>

<file path=Object 4/content.xml><?xml version="1.0" encoding="utf-8"?>
<math xmlns="http://www.w3.org/1998/Math/MathML" display="block">
  <semantics>
    <mrow>
      <mo stretchy="false">∇</mo>
      <mi>t</mi>
    </mrow>
    <annotation encoding="StarMath 5.0">nabla t</annotation>
  </semantics>
</math>
</file>